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452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ssier n° : C22250301</text:p>
      <text:p text:style-name="Standard"/>
      <text:p text:style-name="Standard">Demandeur : GAEC DE KERAWEL</text:p>
      <text:p text:style-name="Standard">Adresse : KERAWEL<text:line-break/>22420 PLOUZELAMBRE</text:p>
      <text:p text:style-name="Standard">Cédant : GAEC TOUDIC JORAND</text:p>
      <text:p text:style-name="Standard"/>
      <text:p text:style-name="Standard">La demande est une demande standard.<text:line-break/></text:p>
      <text:p text:style-name="Standard"/>
      <text:p text:style-name="Standard"/>
      <text:p text:style-name="Standard">----------------------------------------</text:p>
      <text:p text:style-name="Standard">Commune : PLOUZELAMBRE</text:p>
      <text:p text:style-name="Standard"/>
      <text:p text:style-name="Standard"/>
      <text:p text:style-name="Standard"/>
      <text:p text:style-name="P1">Dossier n° : C22250301</text:p>
      <text:p text:style-name="P1"/>
      <text:p text:style-name="P1">Demandeur : GAEC DE KERAWEL</text:p>
      <text:p text:style-name="P1">Adresse : KERAWEL<text:line-break/>22420 PLOUZELAMBRE</text:p>
      <text:p text:style-name="P1">Cédant : GAEC TOUDIC JORAND</text:p>
      <text:p text:style-name="P1"/>
      <text:p text:style-name="P1"/>
      <text:p text:style-name="P1">La demande **est** une demande standard.</text:p>
      <text:p text:style-name="P1"/>
      <text:p text:style-name="P1"/>
      <text:p text:style-name="P1"/>
      <text:p text:style-name="P1"/>
      <text:p text:style-name="P1"/>
      <text:p text:style-name="P1">----------------------------------------</text:p>
      <text:p text:style-name="P1">Type : parcelles</text:p>
      <text:p text:style-name="P1">Commune : PLOUZELAMBRE</text:p>
      <text:p text:style-name="P1"/>
      <text:p text:style-name="P1"/>
      <text:p text:style-name="P1">Parcelles : A465 - A466 - A468 - A464</text:p>
      <text:p text:style-name="P1">Superficie : 2,6361 h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1T18:29:17.323310700</meta:creation-date>
    <dc:date>2025-12-14T08:21:23.664984300</dc:date>
    <meta:editing-duration>PT2H2M54S</meta:editing-duration>
    <meta:editing-cycles>13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34" meta:word-count="168" meta:character-count="1154" meta:non-whitespace-character-count="1020"/>
  </office:meta>
</office:document-meta>
</file>